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Condensed" svg:font-family="'Bahnschrift Light Condensed'" style:font-family-generic="swiss" style:font-pitch="variable"/>
    <style:font-face style:name="Consolas" svg:font-family="Consolas" style:font-family-generic="modern" style:font-pitch="fixed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egoeUI, 'Helvetica Neue', Helvetic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9b50e" officeooo:paragraph-rsid="0009b50e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4pt" style:text-underline-style="none" fo:font-weight="bold" officeooo:rsid="0005e5fe" officeooo:paragraph-rsid="0005e5f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4pt" style:text-underline-style="none" fo:font-weight="bold" officeooo:rsid="0005e5fe" officeooo:paragraph-rsid="0005e5fe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onsolas" fo:font-size="14pt" style:text-underline-style="none" fo:font-weight="bold" officeooo:rsid="0005e5fe" officeooo:paragraph-rsid="0005e5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4pt" style:text-underline-style="none" fo:font-weight="bold" officeooo:rsid="00061678" officeooo:paragraph-rsid="00061678" style:font-size-asian="14pt" style:font-weight-asian="bold" style:font-size-complex="14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Consolas" fo:font-size="14pt" style:text-underline-style="none" fo:font-weight="normal" officeooo:rsid="00061678" officeooo:paragraph-rsid="0006167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4pt" style:text-underline-style="none" fo:font-weight="normal" officeooo:rsid="00061678" officeooo:paragraph-rsid="00061678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Consolas" fo:font-size="14pt" style:text-underline-style="none" fo:font-weight="normal" officeooo:rsid="0007b6cf" officeooo:paragraph-rsid="0007b6cf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onsolas" fo:font-size="14pt" style:text-underline-style="none" fo:font-weight="normal" officeooo:rsid="0007dd3e" officeooo:paragraph-rsid="0007dd3e" style:font-size-asian="14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Consolas" fo:font-size="14pt" style:text-underline-style="none" fo:font-weight="normal" officeooo:rsid="000911cc" officeooo:paragraph-rsid="000911c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4pt" style:text-underline-style="none" fo:font-weight="normal" officeooo:rsid="0009b50e" officeooo:paragraph-rsid="0009b50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9b50e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09b50e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09b50e" style:font-weight-asian="bold" style:font-weight-complex="bold"/>
    </style:style>
    <style:style style:name="P15" style:family="paragraph" style:parent-style-name="Standard" style:list-style-name="L7">
      <style:paragraph-properties fo:text-align="start" style:justify-single-word="false"/>
      <style:text-properties fo:font-weight="bold" officeooo:rsid="000b88c3" officeooo:paragraph-rsid="000b88c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cafb0" officeooo:paragraph-rsid="000cafb0" style:font-weight-asian="bold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09b50e" officeooo:paragraph-rsid="0009b50e"/>
    </style:style>
    <style:style style:name="P18" style:family="paragraph" style:parent-style-name="Standard" style:list-style-name="L7">
      <style:paragraph-properties fo:text-align="start" style:justify-single-word="false"/>
      <style:text-properties fo:font-weight="normal" officeooo:rsid="000b88c3" officeooo:paragraph-rsid="000b88c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cafb0" officeooo:paragraph-rsid="000cafb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cafb0" officeooo:paragraph-rsid="000de164" style:font-weight-asian="normal" style:font-weight-complex="normal"/>
    </style:style>
    <style:style style:name="T1" style:family="text">
      <style:text-properties style:font-name="Consolas" fo:font-size="14pt" style:text-underline-style="none" fo:font-weight="normal" officeooo:rsid="0009b50e" style:font-size-asian="14pt" style:font-weight-asian="normal" style:font-size-complex="14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officeooo:rsid="0006eed4"/>
    </style:style>
    <style:style style:name="T5" style:family="text">
      <style:text-properties officeooo:rsid="000911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9b50e"/>
    </style:style>
    <style:style style:name="T8" style:family="text">
      <style:text-properties fo:font-variant="normal" fo:text-transform="none" fo:color="#161616" loext:opacity="100%" style:font-name="Segoe UI" fo:font-size="10.5pt" fo:letter-spacing="normal" fo:font-style="normal" fo:font-weight="normal"/>
    </style:style>
    <style:style style:name="T9" style:family="text">
      <style:text-properties fo:font-variant="normal" fo:text-transform="none" fo:color="#161616" loext:opacity="100%" style:font-name="Segoe UI" fo:font-size="10.5pt" fo:letter-spacing="normal" fo:font-style="normal" fo:font-weight="normal" style:font-size-asian="11.3500003814697pt" style:font-size-complex="13pt"/>
    </style:style>
    <style:style style:name="T10" style:family="text">
      <style:text-properties fo:font-size="13pt" style:font-size-asian="11.3500003814697pt" style:font-size-complex="13pt"/>
    </style:style>
    <style:style style:name="T11" style:family="text">
      <style:text-properties fo:font-size="13pt" officeooo:rsid="0009b50e" style:font-size-asian="11.3500003814697pt" style:font-size-complex="13pt"/>
    </style:style>
    <style:style style:name="T12" style:family="text">
      <style:text-properties fo:font-size="13pt" officeooo:rsid="000b124e" style:font-size-asian="11.3500003814697pt" style:font-size-complex="13pt"/>
    </style:style>
    <style:style style:name="T13" style:family="text">
      <style:text-properties fo:font-size="13pt" officeooo:rsid="000b88c3" style:font-size-asian="11.3500003814697pt" style:font-size-complex="13pt"/>
    </style:style>
    <style:style style:name="T1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15" style:family="text">
      <style:text-properties fo:font-size="13pt" fo:font-weight="bold" officeooo:rsid="000de164" style:font-size-asian="11.3500003814697pt" style:font-weight-asian="bold" style:font-size-complex="13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crosoft server management studio</text:p>
      <text:p text:style-name="P2"/>
      <text:p text:style-name="P3">Project Structure AND DB creation...!</text:p>
      <text:p text:style-name="P2"/>
      <text:list xml:id="list735215557" text:style-name="L1">
        <text:list-item>
          <text:p text:style-name="P4"><text:span text:style-name="T2">Master DB is inbuilt database, jisme ched chad nhi krenge, new query krke nya db bna lenge</text:span></text:p>
          <text:p text:style-name="P4"><text:span text:style-name="T2"/></text:p>
        </text:list-item>
      </text:list>
      <text:p text:style-name="P5">Data Type...!</text:p>
      <text:p text:style-name="P5"/>
      <text:p text:style-name="P5"><text:tab/><text:span text:style-name="T5">Numeric</text:span></text:p>
      <text:list xml:id="list119420917" text:style-name="L3">
        <text:list-item>
          <text:p text:style-name="P6">Integer – int</text:p>
        </text:list-item>
        <text:list-item>
          <text:p text:style-name="P6">Decimal – double</text:p>
        </text:list-item>
        <text:list-item>
          <text:p text:style-name="P6">BigInt – long</text:p>
        </text:list-item>
        <text:list-item>
          <text:p text:style-name="P6">Numeric – decimal values</text:p>
        </text:list-item>
        <text:list-item>
          <text:p text:style-name="P6">Float – float</text:p>
        </text:list-item>
        <text:list-item>
          <text:p text:style-name="P6">TinyInt – <text:span text:style-name="T4">occupies one byte i.e 0 – 255 or -128 to 127</text:span></text:p>
        </text:list-item>
        <text:list-item>
          <text:p text:style-name="P8">SmallInt – occupies two byte i.e 0 - 65535</text:p>
        </text:list-item>
        <text:list-item>
          <text:p text:style-name="P6">Real – negative, positive numbers and 0<text:span text:style-name="T3">th</text:span></text:p>
        </text:list-item>
        <text:list-item>
          <text:p text:style-name="P6">Money – Amounts, price(can store special symbols)</text:p>
        </text:list-item>
        <text:list-item>
          <text:p text:style-name="P9">SmallMoney – lesser than Money</text:p>
        </text:list-item>
      </text:list>
      <text:p text:style-name="P7"/>
      <text:p text:style-name="P3"><text:tab/><text:span text:style-name="T5">Character</text:span></text:p>
      <text:list xml:id="list868836961" text:style-name="L4">
        <text:list-item>
          <text:p text:style-name="P10">char <text:tab/><text:tab/>for fixed length/size of the data</text:p>
        </text:list-item>
        <text:list-item>
          <text:p text:style-name="P10">varchar<text:tab/><text:tab/>agr 50 di h or 20 size ka data h to utna h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">use hog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Nchar<text:tab/><text:tab/><text:span text:style-name="T7">For hexadecimal types</text:span></text:p>
        </text:list-item>
        <text:list-item>
          <text:p text:style-name="P10">nvarchar <text:s text:c="5"/><text:span text:style-name="T7">For hexadecimal types</text:span></text:p>
        </text:list-item>
      </text:list>
      <text:p text:style-name="P11"><text:tab/></text:p>
      <text:p text:style-name="P11"><text:span text:style-name="T6"/></text:p>
      <text:p text:style-name="P11"><text:span text:style-name="T6"><text:tab/>Temporal</text:span></text:p>
      <text:list text:style-name="L5">
        <text:list-item>
          <text:p text:style-name="P13"><text:span text:style-name="T1">Date – </text:span><text:span text:style-name="T8">YYYY-MM-DD</text:span> </text:p>
        </text:list-item>
        <text:list-item>
          <text:p text:style-name="P13"><text:span text:style-name="T11">Time - </text:span><text:span text:style-name="T9">hh:mm:ss[.nnnnnnn]</text:span><text:span text:style-name="T10"> </text:span></text:p>
        </text:list-item>
        <text:list-item>
          <text:p text:style-name="P13"><text:span text:style-name="T11">DateTime - <text:s/></text:span><text:span text:style-name="T9">YYYY-MM-DD hh:mm:ss[.nnn]</text:span><text:span text:style-name="T10"> </text:span></text:p>
        </text:list-item>
        <text:list-item>
          <text:p text:style-name="P17"><text:span text:style-name="T10">smallDateTime - YYYY-MM-DD hh:mm:ss</text:span></text:p>
        </text:list-item>
        <text:list-item>
          <text:p text:style-name="P13"><text:span text:style-name="T11">DateTime2 - </text:span><text:span text:style-name="T9">YYYY-MM-DD hh:mm:ss[.nnnnnnn]</text:span><text:span text:style-name="T10"> </text:span></text:p>
        </text:list-item>
        <text:list-item>
          <text:p text:style-name="P13"><text:span text:style-name="T11">DateTimeOffset - </text:span><text:span text:style-name="T9">YYYY-MM-DD hh:mm:ss[.nnnnnnn] [+|-]hh:mm</text:span><text:span text:style-name="T10"> </text:span><text:span text:style-name="T12">for dealing with time zones</text:span></text:p>
        </text:list-item>
      </text:list>
      <text:p text:style-name="P12"><text:span text:style-name="T12"/></text:p>
      <text:p text:style-name="P14"><text:span text:style-name="T12"><text:tab/></text:span><text:span text:style-name="T13">Miscellaneous – For multimedia data – Image file, audio files, text files</text:span></text:p>
      <text:p text:style-name="P14"><text:span text:style-name="T13"/></text:p>
      <text:list xml:id="list484387710" text:style-name="L7">
        <text:list-item>
          <text:p text:style-name="P15"><text:span text:style-name="T14">Bit</text:span><text:span text:style-name="T10"> </text:span></text:p>
        </text:list-item>
        <text:list-item>
          <text:p text:style-name="P18"><text:span text:style-name="T10">Large Object Data Type – bohot use hota h</text:span></text:p>
        </text:list-item>
        <text:list-item>
          <text:p text:style-name="P18"><text:span text:style-name="T10">Unique Identifier – Used in big organizations</text:span></text:p>
        </text:list-item>
        <text:list-item>
          <text:p text:style-name="P18"><text:span text:style-name="T10">XML – For dealing with xml datatypes</text:span></text:p>
        </text:list-item>
        <text:list-item>
          <text:p text:style-name="P18"><text:span text:style-name="T10">Binary Data type – For multimedia types</text:span></text:p>
        </text:list-item>
      </text:list>
      <text:p text:style-name="P16"><text:soft-page-break/><text:span text:style-name="T13">I</text:span><text:span text:style-name="T10">ntegrity Constraits</text:span></text:p>
      <text:p text:style-name="P16"><text:span text:style-name="T10"/></text:p>
      <text:p text:style-name="P19"><text:span text:style-name="T10">1. Set of Rules</text:span></text:p>
      <text:p text:style-name="P19"><text:span text:style-name="T10">2. Maintains the quality of information</text:span></text:p>
      <text:p text:style-name="P19"><text:span text:style-name="T10">3. Ensures that the data insertion, updating, and other processes have to be performed without affecting the data integrity</text:span></text:p>
      <text:p text:style-name="P19"><text:span text:style-name="T10"/></text:p>
      <text:p text:style-name="P20"><text:span text:style-name="T10"><text:tab/></text:span><text:span text:style-name="T15">Unique<text:tab/><text:tab/><text:tab/><text:tab/><text:tab/><text:tab/>Not Null</text:span></text:p>
      <text:p text:style-name="P20"><text:span text:style-name="T15"><text:tab/>Primary key<text:tab/><text:tab/><text:tab/><text:tab/><text:tab/><text:tab/>Foreign Key</text:span></text:p>
      <text:p text:style-name="P20"><text:span text:style-name="T15"><text:tab/>Default<text:tab/><text:tab/><text:tab/><text:tab/><text:tab/><text:tab/>Check</text:span></text:p>
      <text:p text:style-name="P19"><text:span text:style-name="T15"><text:tab/></text:span></text:p>
      <text:p text:style-name="P19"><text:span text:style-name="T15"><text:tab/></text:span></text:p>
      <text:p text:style-name="P19"><text:span text:style-name="T15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Condensed" svg:font-family="'Bahnschrift Light Condensed'" style:font-family-generic="swiss" style:font-pitch="variable"/>
    <style:font-face style:name="Consolas" svg:font-family="Consolas" style:font-family-generic="modern" style:font-pitch="fixed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7:55:50.936000000</meta:creation-date>
    <dc:date>2024-07-31T19:50:18.741000000</dc:date>
    <meta:editing-duration>PT1H54M21S</meta:editing-duration>
    <meta:editing-cycles>11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5" meta:word-count="238" meta:character-count="1466" meta:non-whitespace-character-count="1236"/>
  </office:meta>
</office:document-meta>
</file>